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000000190B199434D.png" manifest:media-type="image/png"/>
  <manifest:file-entry manifest:full-path="Pictures/10000001000002EE000001F4522BD074.png" manifest:media-type="image/png"/>
  <manifest:file-entry manifest:full-path="Pictures/10000000000003E8000003E833BE95E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1.123cm" fo:min-width="18.425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69cm" svg:height="11.69cm" svg:x="1.813cm" svg:y="4.834cm">
          <draw:image xlink:href="Pictures/10000000000003E8000003E833BE95EE.png" xlink:type="simple" xlink:show="embed" xlink:actuate="onLoad" draw:mime-type="image/png">
            <text:p/>
          </draw:image>
        </draw:frame>
        <draw:custom-shape draw:name="Simple 1" draw:style-name="gr2" draw:text-style-name="P3" draw:layer="layout" svg:width="18.95cm" svg:height="1.408cm" svg:x="1.487cm" svg:y="1.329cm">
          <text:p text:style-name="P2"><text:span text:style-name="T1">AIR Mouse GU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" draw:text-style-name="P1" draw:layer="layout" svg:width="12.431cm" svg:height="8.287cm" svg:x="15.66cm" svg:y="6.6cm">
          <draw:image xlink:href="Pictures/10000001000002EE000001F4522BD074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3" draw:text-style-name="P4" draw:layer="layout" svg:width="22.82cm" svg:height="11.885cm" svg:x="2.783cm" svg:y="3.773cm">
          <draw:image xlink:href="Pictures/100000000000030000000190B199434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0.75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9:28:32.465960469</meta:creation-date>
    <dc:date>2025-07-16T20:04:03.981281277</dc:date>
    <meta:editing-duration>PT22H46M23S</meta:editing-duration>
    <meta:editing-cycles>15</meta:editing-cycles>
    <meta:generator>LibreOffice/24.2.7.2$Linux_X86_64 LibreOffice_project/420$Build-2</meta:generator>
    <meta:document-statistic meta:object-count="4"/>
  </office:meta>
</office:document-meta>
</file>